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iring" style:family="table">
      <style:table-properties style:width="16.706cm" table:align="left" style:shadow="none" style:may-break-between-rows="true" table:border-model="collapsing"/>
    </style:style>
    <style:style style:name="Wiring.A" style:family="table-column">
      <style:table-column-properties style:column-width="7.001cm"/>
    </style:style>
    <style:style style:name="Wiring.B" style:family="table-column">
      <style:table-column-properties style:column-width="4.202cm"/>
    </style:style>
    <style:style style:name="Wiring.C" style:family="table-column">
      <style:table-column-properties style:column-width="5.503cm"/>
    </style:style>
    <style:style style:name="Wir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iring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iring.2" style:family="table-row">
      <style:table-row-properties fo:keep-together="auto"/>
    </style:style>
    <style:style style:name="Wiring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iring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4e7" officeooo:paragraph-rsid="0005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3d6" officeooo:paragraph-rsid="00071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4cd" officeooo:paragraph-rsid="00071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c88" officeooo:paragraph-rsid="000bc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4cd" officeooo:paragraph-rsid="00071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4e7" officeooo:paragraph-rsid="0005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05c" officeooo:paragraph-rsid="000e2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5aa" officeooo:paragraph-rsid="000f2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5aa" officeooo:paragraph-rsid="000f5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5951" officeooo:paragraph-rsid="000f5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b4e7"/>
    </style:style>
    <style:style style:name="T2" style:family="text">
      <style:text-properties officeooo:rsid="000713d6"/>
    </style:style>
    <style:style style:name="T3" style:family="text">
      <style:text-properties officeooo:rsid="000d883e"/>
    </style:style>
    <style:style style:name="T4" style:family="text">
      <style:text-properties officeooo:rsid="000f59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Wiring" table:style-name="Wiring" table:template-name="Default Style">
        <table:table-column table:style-name="Wiring.A"/>
        <table:table-column table:style-name="Wiring.B"/>
        <table:table-column table:style-name="Wiring.C"/>
        <table:table-row>
          <table:table-cell table:style-name="Wiring.A1" office:value-type="string">
            <text:p text:style-name="P6">GRBL ESP32</text:p>
          </table:table-cell>
          <table:table-cell table:style-name="Wiring.A1" office:value-type="string">
            <text:p text:style-name="P7">DLC32 Pin</text:p>
          </table:table-cell>
          <table:table-cell table:style-name="Wiring.C1" office:value-type="string">
            <text:p text:style-name="P7">Connection</text:p>
          </table:table-cell>
        </table:table-row>
        <table:table-row table:style-name="Wiring.2">
          <table:table-cell table:style-name="Wiring.A2" office:value-type="string">
            <text:p text:style-name="P2">LASER_OUTPUT_PIN</text:p>
          </table:table-cell>
          <table:table-cell table:style-name="Wiring.A2" office:value-type="string">
            <text:p text:style-name="P10">GPIO_NUM_<text:span text:style-name="T4">3</text:span>2</text:p>
          </table:table-cell>
          <table:table-cell table:style-name="Wiring.C2" office:value-type="string">
            <text:p text:style-name="P8">Relay Signal</text:p>
          </table:table-cell>
        </table:table-row>
        <table:table-row>
          <table:table-cell table:style-name="Wiring.A2" office:value-type="string">
            <text:p text:style-name="P9">PROBE_PIN</text:p>
          </table:table-cell>
          <table:table-cell table:style-name="Wiring.A2" office:value-type="string">
            <text:p text:style-name="P9">GPIO_NUM_22</text:p>
          </table:table-cell>
          <table:table-cell table:style-name="Wiring.C2" office:value-type="string">
            <text:p text:style-name="P11">Touch Off Limit Switch</text:p>
          </table:table-cell>
        </table:table-row>
        <table:table-row table:style-name="Wiring.2">
          <table:table-cell table:style-name="Wiring.A2" office:value-type="string">
            <text:p text:style-name="P1">CONTROL_FEED_HOLD_PIN</text:p>
          </table:table-cell>
          <table:table-cell table:style-name="Wiring.A2" office:value-type="string">
            <text:p text:style-name="P1">GPIO_NUM_3<text:span text:style-name="T3">4</text:span></text:p>
          </table:table-cell>
          <table:table-cell table:style-name="Wiring.C2" office:value-type="string">
            <text:p text:style-name="P3">Feed Hold Switch (Amber)</text:p>
          </table:table-cell>
        </table:table-row>
        <table:table-row table:style-name="Wiring.2">
          <table:table-cell table:style-name="Wiring.A2" office:value-type="string">
            <text:p text:style-name="P1">CONTROL_CYCLE_START_PIN</text:p>
          </table:table-cell>
          <table:table-cell table:style-name="Wiring.A2" office:value-type="string">
            <text:p text:style-name="P1">GPIO_NUM_4</text:p>
          </table:table-cell>
          <table:table-cell table:style-name="Wiring.C2" office:value-type="string">
            <text:p text:style-name="P3">Feed Resume Switch (Green)</text:p>
          </table:table-cell>
        </table:table-row>
        <table:table-row table:style-name="Wiring.2">
          <table:table-cell table:style-name="Wiring.A2" office:value-type="string">
            <text:p text:style-name="P4">N/A (Hard Reset)</text:p>
          </table:table-cell>
          <table:table-cell table:style-name="Wiring.A2" office:value-type="string">
            <text:p text:style-name="P4">Reset</text:p>
          </table:table-cell>
          <table:table-cell table:style-name="Wiring.C2" office:value-type="string">
            <text:p text:style-name="P4">Reset Switch (Red)</text:p>
          </table:table-cell>
        </table:table-row>
        <table:table-row table:style-name="Wiring.2">
          <table:table-cell table:style-name="Wiring.A2" office:value-type="string">
            <text:p text:style-name="P5">N/A (Ground)</text:p>
          </table:table-cell>
          <table:table-cell table:style-name="Wiring.A2" office:value-type="string">
            <text:p text:style-name="P5">TTL</text:p>
          </table:table-cell>
          <table:table-cell table:style-name="Wiring.C2" office:value-type="string">
            <text:p text:style-name="P5">GN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3:14:05.779728405</meta:creation-date>
    <dc:date>2024-11-25T13:54:43.911779965</dc:date>
    <meta:editing-duration>PT51M9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38" meta:character-count="282" meta:non-whitespace-character-count="265"/>
  </office:meta>
</office:document-meta>
</file>